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6025332401741cm 3.10413283314829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5.743cm" svg:height="0.854cm" draw:transform="skewX (-0.000174532925199431) rotate (-1.55247036964896) translate (4.03782888735619cm 3.3393806047937cm)" svg:viewBox="0 0 5744 855" svg:d="M190 707c410 26 1143 54 2442 114 1300 62 2757 20 2992 15s116-718-265-712-2106 92-3069 71c-962-25-1863-165-2152-195-185-18-199 692 52 707z">
          <text:p/>
        </draw:path>
        <draw:path draw:style-name="gr1" draw:text-style-name="P1" draw:layer="layout" svg:width="1.364cm" svg:height="2.842cm" draw:transform="skewX (-0.000174532925199437) rotate (-1.55247036964896) translate (6.18577227622589cm 6.67050772404339cm)" svg:viewBox="0 0 1365 2843" svg:d="M689 2807c213-181 750-575 667-1368s-317-1129-398-1303c-80-174-801-209-758 63 142 301 338 624 397 1215 60 591-368 746-561 882-193 135 439 692 653 511z">
          <text:p/>
        </draw:path>
        <draw:path draw:style-name="gr1" draw:text-style-name="P1" draw:layer="layout" svg:width="0.903cm" svg:height="0.661cm" draw:transform="skewX (0.00244346095279194) rotate (-2.1556561591382) translate (4.166640332617cm 3.433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66577737704cm 3.225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58244404371cm 6.980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6.8728736382087cm 7.240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cm" draw:transform="skewX (0.00122173047639598) rotate (-2.15652882376419) translate (4.1378736382087cm 8.70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-0.00139626340159544) rotate (-2.15705242253979) translate (4.0790326429421cm 6.86759835396419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1:22.261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